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5">
      <style:table-cell-properties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3mm" svg:height="89.9mm" svg:x="181.04mm" svg:y="9.85mm">
            <loext:p draw:notify-on-update-of-ranges="Hoja1.A4:Hoja1.A4 Hoja1.A5:Hoja1.A8 Hoja1.B4:Hoja1.B4 Hoja1.B5:Hoja1.B8 Hoja1.C4:Hoja1.C4 Hoja1.C5:Hoja1.C8 Hoja1.D4:Hoja1.D4 Hoja1.D5:Hoja1.D8 Hoja1.E4:Hoja1.E4 Hoja1.E5:Hoja1.E8 Hoja1.F4:Hoja1.F4 Hoja1.F5:Hoja1.F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3mm" svg:height="89.9mm" svg:x="180.63mm" svg:y="112.89mm">
            <loext:p draw:notify-on-update-of-ranges="Hoja1.A4:Hoja1.A4 Hoja1.B4:Hoja1.F4 Hoja1.A5:Hoja1.A5 Hoja1.B5:Hoja1.F5 Hoja1.A6:Hoja1.A6 Hoja1.B6:Hoja1.F6 Hoja1.A7:Hoja1.A7 Hoja1.B7:Hoja1.F7 Hoja1.A8:Hoja1.A8 Hoja1.B8:Hoja1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3mm" svg:height="89.9mm" svg:x="1.67mm" svg:y="86.2mm">
            <loext:p draw:notify-on-update-of-ranges="Hoja1.A13:Hoja1.A13 Hoja1.A14:Hoja1.A17 Hoja1.B13:Hoja1.B13 Hoja1.B14:Hoja1.B17 Hoja1.C13:Hoja1.C13 Hoja1.C14:Hoja1.C17 Hoja1.D13:Hoja1.D13 Hoja1.D14:Hoja1.D17 Hoja1.E13:Hoja1.E13 Hoja1.E14:Hoja1.E17 Hoja1.F13:Hoja1.F13 Hoja1.F14:Hoja1.F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3mm" svg:height="89.9mm" svg:x="0.01mm" svg:y="189.65mm">
            <loext:p draw:notify-on-update-of-ranges="Hoja1.A13:Hoja1.A13 Hoja1.B13:Hoja1.F13 Hoja1.A14:Hoja1.A14 Hoja1.B14:Hoja1.F14 Hoja1.A15:Hoja1.A15 Hoja1.B15:Hoja1.F15 Hoja1.A16:Hoja1.A16 Hoja1.B16:Hoja1.F16 Hoja1.A17:Hoja1.A17 Hoja1.B17:Hoja1.F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 table:style-name="ce1" office:value-type="string" calcext:value-type="string">
            <text:p>Vecindad</text:p>
          </table:table-cell>
          <table:table-cell table:style-name="ce6" table:number-columns-repeated="4"/>
        </table:table-row>
        <table:table-row table:style-name="ro1"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30.4653" calcext:value-type="float">
            <text:p>30,4653</text:p>
          </table:table-cell>
          <table:table-cell table:style-name="ce4" office:value-type="float" office:value="22.4269" calcext:value-type="float">
            <text:p>22,4269</text:p>
          </table:table-cell>
          <table:table-cell table:style-name="ce4" office:value-type="float" office:value="9.97653" calcext:value-type="float">
            <text:p>9,97653</text:p>
          </table:table-cell>
          <table:table-cell table:style-name="ce4" office:value-type="float" office:value="4.33698" calcext:value-type="float">
            <text:p>4,33698</text:p>
          </table:table-cell>
          <table:table-cell table:style-name="ce4" office:value-type="float" office:value="3.33199" calcext:value-type="float">
            <text:p>3,331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58.7875" calcext:value-type="float">
            <text:p>58,7875</text:p>
          </table:table-cell>
          <table:table-cell table:style-name="ce4" office:value-type="float" office:value="45.8491" calcext:value-type="float">
            <text:p>45,8491</text:p>
          </table:table-cell>
          <table:table-cell table:style-name="ce4" office:value-type="float" office:value="26.7847" calcext:value-type="float">
            <text:p>26,7847</text:p>
          </table:table-cell>
          <table:table-cell table:style-name="ce4" office:value-type="float" office:value="14.0546" calcext:value-type="float">
            <text:p>14,0546</text:p>
          </table:table-cell>
          <table:table-cell table:style-name="ce4" office:value-type="float" office:value="11.069" calcext:value-type="float">
            <text:p>11,0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71.6369" calcext:value-type="float">
            <text:p>71,6369</text:p>
          </table:table-cell>
          <table:table-cell table:style-name="ce4" office:value-type="float" office:value="60.9293" calcext:value-type="float">
            <text:p>60,9293</text:p>
          </table:table-cell>
          <table:table-cell table:style-name="ce4" office:value-type="float" office:value="42.5733" calcext:value-type="float">
            <text:p>42,5733</text:p>
          </table:table-cell>
          <table:table-cell table:style-name="ce4" office:value-type="float" office:value="25.2588" calcext:value-type="float">
            <text:p>25,2588</text:p>
          </table:table-cell>
          <table:table-cell table:style-name="ce4" office:value-type="float" office:value="22.0557" calcext:value-type="float">
            <text:p>22,05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5.7428" calcext:value-type="float">
            <text:p>75,7428</text:p>
          </table:table-cell>
          <table:table-cell table:style-name="ce4" office:value-type="float" office:value="66.637" calcext:value-type="float">
            <text:p>66,637</text:p>
          </table:table-cell>
          <table:table-cell table:style-name="ce4" office:value-type="float" office:value="50.7915" calcext:value-type="float">
            <text:p>50,7915</text:p>
          </table:table-cell>
          <table:table-cell table:style-name="ce4" office:value-type="float" office:value="33.4608" calcext:value-type="float">
            <text:p>33,4608</text:p>
          </table:table-cell>
          <table:table-cell table:style-name="ce4" office:value-type="float" office:value="25.9557" calcext:value-type="float">
            <text:p>25,9557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Lukas Kanade Pseudoinversa</text:p>
          </table:table-cell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 table:style-name="ce1" office:value-type="string" calcext:value-type="string">
            <text:p>Vecindad</text:p>
          </table:table-cell>
          <table:table-cell table:style-name="ce6" table:number-columns-repeated="4"/>
        </table:table-row>
        <table:table-row table:style-name="ro1"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26.7526" calcext:value-type="float">
            <text:p>26,7526</text:p>
          </table:table-cell>
          <table:table-cell table:style-name="ce5" office:value-type="float" office:value="18.3427" calcext:value-type="float">
            <text:p>18,3427</text:p>
          </table:table-cell>
          <table:table-cell table:style-name="ce5" office:value-type="float" office:value="9.33885" calcext:value-type="float">
            <text:p>9,3389</text:p>
          </table:table-cell>
          <table:table-cell table:style-name="ce5" office:value-type="float" office:value="4.22062" calcext:value-type="float">
            <text:p>4,2206</text:p>
          </table:table-cell>
          <table:table-cell table:style-name="ce5" office:value-type="float" office:value="3.24231" calcext:value-type="float">
            <text:p>3,24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49.492" calcext:value-type="float">
            <text:p>49,4920</text:p>
          </table:table-cell>
          <table:table-cell table:style-name="ce5" office:value-type="float" office:value="38.9985" calcext:value-type="float">
            <text:p>38,9985</text:p>
          </table:table-cell>
          <table:table-cell table:style-name="ce5" office:value-type="float" office:value="25.6125" calcext:value-type="float">
            <text:p>25,6125</text:p>
          </table:table-cell>
          <table:table-cell table:style-name="ce5" office:value-type="float" office:value="13.7017" calcext:value-type="float">
            <text:p>13,7017</text:p>
          </table:table-cell>
          <table:table-cell table:style-name="ce5" office:value-type="float" office:value="10.5569" calcext:value-type="float">
            <text:p>10,55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62.8165" calcext:value-type="float">
            <text:p>62,8165</text:p>
          </table:table-cell>
          <table:table-cell table:style-name="ce5" office:value-type="float" office:value="53.6236" calcext:value-type="float">
            <text:p>53,6236</text:p>
          </table:table-cell>
          <table:table-cell table:style-name="ce5" office:value-type="float" office:value="41.5147" calcext:value-type="float">
            <text:p>41,5147</text:p>
          </table:table-cell>
          <table:table-cell table:style-name="ce5" office:value-type="float" office:value="25.3709" calcext:value-type="float">
            <text:p>25,3709</text:p>
          </table:table-cell>
          <table:table-cell table:style-name="ce5" office:value-type="float" office:value="20.3415" calcext:value-type="float">
            <text:p>20,3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70.502" calcext:value-type="float">
            <text:p>70,5020</text:p>
          </table:table-cell>
          <table:table-cell table:style-name="ce5" office:value-type="float" office:value="62.0344" calcext:value-type="float">
            <text:p>62,0344</text:p>
          </table:table-cell>
          <table:table-cell table:style-name="ce5" office:value-type="float" office:value="49.4283" calcext:value-type="float">
            <text:p>49,4283</text:p>
          </table:table-cell>
          <table:table-cell table:style-name="ce5" office:value-type="float" office:value="33.7627" calcext:value-type="float">
            <text:p>33,7627</text:p>
          </table:table-cell>
          <table:table-cell table:style-name="ce5" office:value-type="float" office:value="26.5432" calcext:value-type="float">
            <text:p>26,5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loext:min-decimal-places="4" number:min-integer-digits="1"/>
    </number:number-style>
    <number:number-style style:name="N106">
      <number:number number:decimal-places="0" loext:min-decimal-places="0" number:min-integer-digits="5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9:46:41.013449806</meta:creation-date>
    <dc:date>2017-03-25T22:04:03.126275141</dc:date>
    <meta:editing-duration>PT52M2S</meta:editing-duration>
    <meta:editing-cycles>8</meta:editing-cycles>
    <meta:generator>LibreOffice/5.1.6.2$Linux_X86_64 LibreOffice_project/10m0$Build-2</meta:generator>
    <meta:document-statistic meta:table-count="1" meta:cell-count="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4cm" svg:height="8.991cm" xlink:href=".." xlink:type="simple" chart:class="chart:bar" chart:style-name="ch1">
        <chart:title svg:x="6.511cm" svg:y="0.315cm" chart:style-name="ch2">
          <text:p>Lukas Kanade</text:p>
        </chart:title>
        <chart:subtitle svg:x="3.971cm" svg:y="1.273cm" chart:style-name="ch3">
          <text:p>FPS para cada step en función de la vecindad</text:p>
        </chart:subtitle>
        <chart:legend chart:legend-position="end" svg:x="14.869cm" svg:y="3.2cm" style:legend-expansion="high" chart:style-name="ch4"/>
        <chart:plot-area chart:style-name="ch5" table:cell-range-address="Hoja1.A4:Hoja1.F8" chart:data-source-has-labels="both" svg:x="1.33cm" svg:y="2.135cm" svg:width="13.22cm" svg:height="5.696cm">
          <chartooo:coordinate-region svg:x="1.951cm" svg:y="2.334cm" svg:width="12.599cm" svg:height="4.85cm"/>
          <chart:axis chart:dimension="x" chart:name="primary-x" chart:style-name="ch6" chartooo:axis-type="auto">
            <chartooo:date-scale/>
            <chart:title svg:x="7.552cm" svg:y="8.01cm" chart:style-name="ch7">
              <text:p>Step</text:p>
            </chart:title>
            <chart:categories table:cell-range-address="Hoja1.A5:Hoja1.A8"/>
          </chart:axis>
          <chart:axis chart:dimension="y" chart:name="primary-y" chart:style-name="ch8">
            <chart:title svg:x="0.451cm" svg:y="5.345cm" chart:style-name="ch9">
              <text:p>FPS</text:p>
            </chart:title>
            <chart:grid chart:style-name="ch10" chart:class="major"/>
          </chart:axis>
          <chart:series chart:style-name="ch11" chart:values-cell-range-address="Hoja1.B5:Hoja1.B8" chart:label-cell-address="Hoja1.B4:Hoja1.B4" chart:class="chart:bar">
            <chart:data-point chart:repeated="4"/>
          </chart:series>
          <chart:series chart:style-name="ch12" chart:values-cell-range-address="Hoja1.C5:Hoja1.C8" chart:label-cell-address="Hoja1.C4:Hoja1.C4" chart:class="chart:bar">
            <chart:data-point chart:repeated="4"/>
          </chart:series>
          <chart:series chart:style-name="ch13" chart:values-cell-range-address="Hoja1.D5:Hoja1.D8" chart:label-cell-address="Hoja1.D4:Hoja1.D4" chart:class="chart:bar">
            <chart:data-point chart:repeated="4"/>
          </chart:series>
          <chart:series chart:style-name="ch14" chart:values-cell-range-address="Hoja1.E5:Hoja1.E8" chart:label-cell-address="Hoja1.E4:Hoja1.E4" chart:class="chart:bar">
            <chart:data-point chart:repeated="4"/>
          </chart:series>
          <chart:series chart:style-name="ch15" chart:values-cell-range-address="Hoja1.F5:Hoja1.F8" chart:label-cell-address="Hoja1.F4:Hoja1.F4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Hoja1.B4:Hoja1.B4</svg:desc>
                </draw:g>
              </table:table-cell>
              <table:table-cell office:value-type="string">
                <text:p>10</text:p>
                <draw:g>
                  <svg:desc>Hoja1.C4:Hoja1.C4</svg:desc>
                </draw:g>
              </table:table-cell>
              <table:table-cell office:value-type="string">
                <text:p>20</text:p>
                <draw:g>
                  <svg:desc>Hoja1.D4:Hoja1.D4</svg:desc>
                </draw:g>
              </table:table-cell>
              <table:table-cell office:value-type="string">
                <text:p>40</text:p>
                <draw:g>
                  <svg:desc>Hoja1.E4:Hoja1.E4</svg:desc>
                </draw:g>
              </table:table-cell>
              <table:table-cell office:value-type="string">
                <text:p>80</text:p>
                <draw:g>
                  <svg:desc>Hoja1.F4:Hoja1.F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Hoja1.A5:Hoja1.A8</svg:desc>
                </draw:g>
              </table:table-cell>
              <table:table-cell office:value-type="float" office:value="30.4653">
                <text:p>30.4653</text:p>
                <draw:g>
                  <svg:desc>Hoja1.B5:Hoja1.B8</svg:desc>
                </draw:g>
              </table:table-cell>
              <table:table-cell office:value-type="float" office:value="22.4269">
                <text:p>22.4269</text:p>
                <draw:g>
                  <svg:desc>Hoja1.C5:Hoja1.C8</svg:desc>
                </draw:g>
              </table:table-cell>
              <table:table-cell office:value-type="float" office:value="9.97653">
                <text:p>9.97653</text:p>
                <draw:g>
                  <svg:desc>Hoja1.D5:Hoja1.D8</svg:desc>
                </draw:g>
              </table:table-cell>
              <table:table-cell office:value-type="float" office:value="4.33698">
                <text:p>4.33698</text:p>
                <draw:g>
                  <svg:desc>Hoja1.E5:Hoja1.E8</svg:desc>
                </draw:g>
              </table:table-cell>
              <table:table-cell office:value-type="float" office:value="3.33199">
                <text:p>3.33199</text:p>
                <draw:g>
                  <svg:desc>Hoja1.F5:Hoja1.F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.7875">
                <text:p>58.7875</text:p>
              </table:table-cell>
              <table:table-cell office:value-type="float" office:value="45.8491">
                <text:p>45.8491</text:p>
              </table:table-cell>
              <table:table-cell office:value-type="float" office:value="26.7847">
                <text:p>26.7847</text:p>
              </table:table-cell>
              <table:table-cell office:value-type="float" office:value="14.0546">
                <text:p>14.0546</text:p>
              </table:table-cell>
              <table:table-cell office:value-type="float" office:value="11.069">
                <text:p>11.0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.6369">
                <text:p>71.6369</text:p>
              </table:table-cell>
              <table:table-cell office:value-type="float" office:value="60.9293">
                <text:p>60.9293</text:p>
              </table:table-cell>
              <table:table-cell office:value-type="float" office:value="42.5733">
                <text:p>42.5733</text:p>
              </table:table-cell>
              <table:table-cell office:value-type="float" office:value="25.2588">
                <text:p>25.2588</text:p>
              </table:table-cell>
              <table:table-cell office:value-type="float" office:value="22.0557">
                <text:p>22.0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.7428">
                <text:p>75.7428</text:p>
              </table:table-cell>
              <table:table-cell office:value-type="float" office:value="66.637">
                <text:p>66.637</text:p>
              </table:table-cell>
              <table:table-cell office:value-type="float" office:value="50.7915">
                <text:p>50.7915</text:p>
              </table:table-cell>
              <table:table-cell office:value-type="float" office:value="33.4608">
                <text:p>33.4608</text:p>
              </table:table-cell>
              <table:table-cell office:value-type="float" office:value="25.9557">
                <text:p>25.9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4cm" svg:height="8.991cm" xlink:href=".." xlink:type="simple" chart:class="chart:bar" chart:style-name="ch1">
        <chart:title svg:x="6.511cm" svg:y="0.315cm" chart:style-name="ch2">
          <text:p>Lukas Kanade</text:p>
        </chart:title>
        <chart:subtitle svg:x="4.13cm" svg:y="1.273cm" chart:style-name="ch3">
          <text:p>FPS para cada vecindad en función del step</text:p>
        </chart:subtitle>
        <chart:legend chart:legend-position="end" svg:x="14.869cm" svg:y="3.449cm" style:legend-expansion="high" chart:style-name="ch4"/>
        <chart:plot-area chart:style-name="ch5" table:cell-range-address="Hoja1.A4:Hoja1.F8" chart:data-source-has-labels="both" svg:x="1.33cm" svg:y="2.135cm" svg:width="13.22cm" svg:height="5.696cm">
          <chartooo:coordinate-region svg:x="1.951cm" svg:y="2.334cm" svg:width="12.599cm" svg:height="4.85cm"/>
          <chart:axis chart:dimension="x" chart:name="primary-x" chart:style-name="ch6" chartooo:axis-type="auto">
            <chartooo:date-scale/>
            <chart:title svg:x="7.208cm" svg:y="8.01cm" chart:style-name="ch7">
              <text:p>Vecindad</text:p>
            </chart:title>
            <chart:categories table:cell-range-address="Hoja1.B4:Hoja1.F4"/>
          </chart:axis>
          <chart:axis chart:dimension="y" chart:name="primary-y" chart:style-name="ch8">
            <chart:title svg:x="0.451cm" svg:y="5.345cm" chart:style-name="ch9">
              <text:p>FPS</text:p>
            </chart:title>
            <chart:grid chart:style-name="ch10" chart:class="major"/>
          </chart:axis>
          <chart:series chart:style-name="ch11" chart:values-cell-range-address="Hoja1.B5:Hoja1.F5" chart:label-cell-address="Hoja1.A5:Hoja1.A5" chart:class="chart:bar">
            <chart:data-point chart:repeated="5"/>
          </chart:series>
          <chart:series chart:style-name="ch12" chart:values-cell-range-address="Hoja1.B6:Hoja1.F6" chart:label-cell-address="Hoja1.A6:Hoja1.A6" chart:class="chart:bar">
            <chart:data-point chart:repeated="5"/>
          </chart:series>
          <chart:series chart:style-name="ch13" chart:values-cell-range-address="Hoja1.B7:Hoja1.F7" chart:label-cell-address="Hoja1.A7:Hoja1.A7" chart:class="chart:bar">
            <chart:data-point chart:repeated="5"/>
          </chart:series>
          <chart:series chart:style-name="ch14" chart:values-cell-range-address="Hoja1.B8:Hoja1.F8" chart:label-cell-address="Hoja1.A8:Hoja1.A8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Hoja1.B4:Hoja1.F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Hoja1.A5:Hoja1.A5</svg:desc>
                </draw:g>
              </table:table-cell>
              <table:table-cell office:value-type="float" office:value="30.4653">
                <text:p>30.4653</text:p>
                <draw:g>
                  <svg:desc>Hoja1.B5:Hoja1.F5</svg:desc>
                </draw:g>
              </table:table-cell>
              <table:table-cell office:value-type="float" office:value="22.4269">
                <text:p>22.4269</text:p>
              </table:table-cell>
              <table:table-cell office:value-type="float" office:value="9.97653">
                <text:p>9.97653</text:p>
              </table:table-cell>
              <table:table-cell office:value-type="float" office:value="4.33698">
                <text:p>4.33698</text:p>
              </table:table-cell>
              <table:table-cell office:value-type="float" office:value="3.33199">
                <text:p>3.33199</text:p>
              </table:table-cell>
            </table:table-row>
            <table:table-row>
              <table:table-cell office:value-type="string">
                <text:p>10</text:p>
                <draw:g>
                  <svg:desc>Hoja1.A6:Hoja1.A6</svg:desc>
                </draw:g>
              </table:table-cell>
              <table:table-cell office:value-type="float" office:value="58.7875">
                <text:p>58.7875</text:p>
                <draw:g>
                  <svg:desc>Hoja1.B6:Hoja1.F6</svg:desc>
                </draw:g>
              </table:table-cell>
              <table:table-cell office:value-type="float" office:value="45.8491">
                <text:p>45.8491</text:p>
              </table:table-cell>
              <table:table-cell office:value-type="float" office:value="26.7847">
                <text:p>26.7847</text:p>
              </table:table-cell>
              <table:table-cell office:value-type="float" office:value="14.0546">
                <text:p>14.0546</text:p>
              </table:table-cell>
              <table:table-cell office:value-type="float" office:value="11.069">
                <text:p>11.069</text:p>
              </table:table-cell>
            </table:table-row>
            <table:table-row>
              <table:table-cell office:value-type="string">
                <text:p>15</text:p>
                <draw:g>
                  <svg:desc>Hoja1.A7:Hoja1.A7</svg:desc>
                </draw:g>
              </table:table-cell>
              <table:table-cell office:value-type="float" office:value="71.6369">
                <text:p>71.6369</text:p>
                <draw:g>
                  <svg:desc>Hoja1.B7:Hoja1.F7</svg:desc>
                </draw:g>
              </table:table-cell>
              <table:table-cell office:value-type="float" office:value="60.9293">
                <text:p>60.9293</text:p>
              </table:table-cell>
              <table:table-cell office:value-type="float" office:value="42.5733">
                <text:p>42.5733</text:p>
              </table:table-cell>
              <table:table-cell office:value-type="float" office:value="25.2588">
                <text:p>25.2588</text:p>
              </table:table-cell>
              <table:table-cell office:value-type="float" office:value="22.0557">
                <text:p>22.0557</text:p>
              </table:table-cell>
            </table:table-row>
            <table:table-row>
              <table:table-cell office:value-type="string">
                <text:p>20</text:p>
                <draw:g>
                  <svg:desc>Hoja1.A8:Hoja1.A8</svg:desc>
                </draw:g>
              </table:table-cell>
              <table:table-cell office:value-type="float" office:value="75.7428">
                <text:p>75.7428</text:p>
                <draw:g>
                  <svg:desc>Hoja1.B8:Hoja1.F8</svg:desc>
                </draw:g>
              </table:table-cell>
              <table:table-cell office:value-type="float" office:value="66.637">
                <text:p>66.637</text:p>
              </table:table-cell>
              <table:table-cell office:value-type="float" office:value="50.7915">
                <text:p>50.7915</text:p>
              </table:table-cell>
              <table:table-cell office:value-type="float" office:value="33.4608">
                <text:p>33.4608</text:p>
              </table:table-cell>
              <table:table-cell office:value-type="float" office:value="25.9557">
                <text:p>25.95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5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5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05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4cm" svg:height="8.991cm" xlink:href=".." xlink:type="simple" chart:class="chart:bar" chart:style-name="ch1">
        <chart:title svg:x="4.752cm" svg:y="0.315cm" chart:style-name="ch2">
          <text:p>Lukas Kanade (Pseudo inversa)</text:p>
        </chart:title>
        <chart:subtitle svg:x="3.971cm" svg:y="1.273cm" chart:style-name="ch3">
          <text:p>FPS para cada step en función de la vecindad</text:p>
        </chart:subtitle>
        <chart:legend chart:legend-position="end" svg:x="14.869cm" svg:y="3.2cm" style:legend-expansion="high" chart:style-name="ch4"/>
        <chart:plot-area chart:style-name="ch5" table:cell-range-address="Hoja1.A13:Hoja1.F17" chart:data-source-has-labels="both" svg:x="1.33cm" svg:y="2.135cm" svg:width="13.22cm" svg:height="5.696cm">
          <chartooo:coordinate-region svg:x="2.798cm" svg:y="2.334cm" svg:width="11.752cm" svg:height="4.85cm"/>
          <chart:axis chart:dimension="x" chart:name="primary-x" chart:style-name="ch6" chartooo:axis-type="auto">
            <chartooo:date-scale/>
            <chart:title svg:x="7.552cm" svg:y="8.01cm" chart:style-name="ch7">
              <text:p>Step</text:p>
            </chart:title>
            <chart:categories table:cell-range-address="Hoja1.A14:Hoja1.A17"/>
          </chart:axis>
          <chart:axis chart:dimension="y" chart:name="primary-y" chart:style-name="ch8">
            <chart:title svg:x="0.451cm" svg:y="5.345cm" chart:style-name="ch9">
              <text:p>FPS</text:p>
            </chart:title>
            <chart:grid chart:style-name="ch10" chart:class="major"/>
          </chart:axis>
          <chart:series chart:style-name="ch11" chart:values-cell-range-address="Hoja1.B14:Hoja1.B17" chart:label-cell-address="Hoja1.B13:Hoja1.B13" chart:class="chart:bar">
            <chart:data-point chart:repeated="4"/>
          </chart:series>
          <chart:series chart:style-name="ch12" chart:values-cell-range-address="Hoja1.C14:Hoja1.C17" chart:label-cell-address="Hoja1.C13:Hoja1.C13" chart:class="chart:bar">
            <chart:data-point chart:repeated="4"/>
          </chart:series>
          <chart:series chart:style-name="ch13" chart:values-cell-range-address="Hoja1.D14:Hoja1.D17" chart:label-cell-address="Hoja1.D13:Hoja1.D13" chart:class="chart:bar">
            <chart:data-point chart:repeated="4"/>
          </chart:series>
          <chart:series chart:style-name="ch14" chart:values-cell-range-address="Hoja1.E14:Hoja1.E17" chart:label-cell-address="Hoja1.E13:Hoja1.E13" chart:class="chart:bar">
            <chart:data-point chart:repeated="4"/>
          </chart:series>
          <chart:series chart:style-name="ch15" chart:values-cell-range-address="Hoja1.F14:Hoja1.F17" chart:label-cell-address="Hoja1.F13:Hoja1.F13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Hoja1.B13:Hoja1.B13</svg:desc>
                </draw:g>
              </table:table-cell>
              <table:table-cell office:value-type="string">
                <text:p>10</text:p>
                <draw:g>
                  <svg:desc>Hoja1.C13:Hoja1.C13</svg:desc>
                </draw:g>
              </table:table-cell>
              <table:table-cell office:value-type="string">
                <text:p>20</text:p>
                <draw:g>
                  <svg:desc>Hoja1.D13:Hoja1.D13</svg:desc>
                </draw:g>
              </table:table-cell>
              <table:table-cell office:value-type="string">
                <text:p>40</text:p>
                <draw:g>
                  <svg:desc>Hoja1.E13:Hoja1.E13</svg:desc>
                </draw:g>
              </table:table-cell>
              <table:table-cell office:value-type="string">
                <text:p>80</text:p>
                <draw:g>
                  <svg:desc>Hoja1.F13:Hoja1.F1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Hoja1.A14:Hoja1.A17</svg:desc>
                </draw:g>
              </table:table-cell>
              <table:table-cell office:value-type="float" office:value="26.7526">
                <text:p>26.7526</text:p>
                <draw:g>
                  <svg:desc>Hoja1.B14:Hoja1.B17</svg:desc>
                </draw:g>
              </table:table-cell>
              <table:table-cell office:value-type="float" office:value="18.3427">
                <text:p>18.3427</text:p>
                <draw:g>
                  <svg:desc>Hoja1.C14:Hoja1.C17</svg:desc>
                </draw:g>
              </table:table-cell>
              <table:table-cell office:value-type="float" office:value="9.33885">
                <text:p>9.33885</text:p>
                <draw:g>
                  <svg:desc>Hoja1.D14:Hoja1.D17</svg:desc>
                </draw:g>
              </table:table-cell>
              <table:table-cell office:value-type="float" office:value="4.22062">
                <text:p>4.22062</text:p>
                <draw:g>
                  <svg:desc>Hoja1.E14:Hoja1.E17</svg:desc>
                </draw:g>
              </table:table-cell>
              <table:table-cell office:value-type="float" office:value="3.24231">
                <text:p>3.24231</text:p>
                <draw:g>
                  <svg:desc>Hoja1.F14:Hoja1.F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492">
                <text:p>49.492</text:p>
              </table:table-cell>
              <table:table-cell office:value-type="float" office:value="38.9985">
                <text:p>38.9985</text:p>
              </table:table-cell>
              <table:table-cell office:value-type="float" office:value="25.6125">
                <text:p>25.6125</text:p>
              </table:table-cell>
              <table:table-cell office:value-type="float" office:value="13.7017">
                <text:p>13.7017</text:p>
              </table:table-cell>
              <table:table-cell office:value-type="float" office:value="10.5569">
                <text:p>10.55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2.8165">
                <text:p>62.8165</text:p>
              </table:table-cell>
              <table:table-cell office:value-type="float" office:value="53.6236">
                <text:p>53.6236</text:p>
              </table:table-cell>
              <table:table-cell office:value-type="float" office:value="41.5147">
                <text:p>41.5147</text:p>
              </table:table-cell>
              <table:table-cell office:value-type="float" office:value="25.3709">
                <text:p>25.3709</text:p>
              </table:table-cell>
              <table:table-cell office:value-type="float" office:value="20.3415">
                <text:p>20.34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.502">
                <text:p>70.502</text:p>
              </table:table-cell>
              <table:table-cell office:value-type="float" office:value="62.0344">
                <text:p>62.0344</text:p>
              </table:table-cell>
              <table:table-cell office:value-type="float" office:value="49.4283">
                <text:p>49.4283</text:p>
              </table:table-cell>
              <table:table-cell office:value-type="float" office:value="33.7627">
                <text:p>33.7627</text:p>
              </table:table-cell>
              <table:table-cell office:value-type="float" office:value="26.5432">
                <text:p>26.5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5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5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4cm" svg:height="8.991cm" xlink:href=".." xlink:type="simple" chart:class="chart:bar" chart:style-name="ch1">
        <chart:title svg:x="4.752cm" svg:y="0.315cm" chart:style-name="ch2">
          <text:p>Lukas Kanade (Pseudo inversa)</text:p>
        </chart:title>
        <chart:subtitle svg:x="4.13cm" svg:y="1.273cm" chart:style-name="ch3">
          <text:p>FPS para cada vecindad en función del step</text:p>
        </chart:subtitle>
        <chart:legend chart:legend-position="end" svg:x="14.869cm" svg:y="3.449cm" style:legend-expansion="high" chart:style-name="ch4"/>
        <chart:plot-area chart:style-name="ch5" table:cell-range-address="Hoja1.A13:Hoja1.F17" chart:data-source-has-labels="both" svg:x="1.33cm" svg:y="2.135cm" svg:width="13.22cm" svg:height="5.696cm">
          <chartooo:coordinate-region svg:x="2.798cm" svg:y="2.334cm" svg:width="11.752cm" svg:height="4.85cm"/>
          <chart:axis chart:dimension="x" chart:name="primary-x" chart:style-name="ch6" chartooo:axis-type="auto">
            <chartooo:date-scale/>
            <chart:title svg:x="7.208cm" svg:y="8.01cm" chart:style-name="ch7">
              <text:p>Vecindad</text:p>
            </chart:title>
            <chart:categories table:cell-range-address="Hoja1.B13:Hoja1.F13"/>
          </chart:axis>
          <chart:axis chart:dimension="y" chart:name="primary-y" chart:style-name="ch8">
            <chart:title svg:x="0.451cm" svg:y="5.345cm" chart:style-name="ch9">
              <text:p>FPS</text:p>
            </chart:title>
            <chart:grid chart:style-name="ch10" chart:class="major"/>
          </chart:axis>
          <chart:series chart:style-name="ch11" chart:values-cell-range-address="Hoja1.B14:Hoja1.F14" chart:label-cell-address="Hoja1.A14:Hoja1.A14" chart:class="chart:bar">
            <chart:data-point chart:repeated="5"/>
          </chart:series>
          <chart:series chart:style-name="ch12" chart:values-cell-range-address="Hoja1.B15:Hoja1.F15" chart:label-cell-address="Hoja1.A15:Hoja1.A15" chart:class="chart:bar">
            <chart:data-point chart:repeated="5"/>
          </chart:series>
          <chart:series chart:style-name="ch13" chart:values-cell-range-address="Hoja1.B16:Hoja1.F16" chart:label-cell-address="Hoja1.A16:Hoja1.A16" chart:class="chart:bar">
            <chart:data-point chart:repeated="5"/>
          </chart:series>
          <chart:series chart:style-name="ch14" chart:values-cell-range-address="Hoja1.B17:Hoja1.F17" chart:label-cell-address="Hoja1.A17:Hoja1.A1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Hoja1.B13:Hoja1.F1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Hoja1.A14:Hoja1.A14</svg:desc>
                </draw:g>
              </table:table-cell>
              <table:table-cell office:value-type="float" office:value="26.7526">
                <text:p>26.7526</text:p>
                <draw:g>
                  <svg:desc>Hoja1.B14:Hoja1.F14</svg:desc>
                </draw:g>
              </table:table-cell>
              <table:table-cell office:value-type="float" office:value="18.3427">
                <text:p>18.3427</text:p>
              </table:table-cell>
              <table:table-cell office:value-type="float" office:value="9.33885">
                <text:p>9.33885</text:p>
              </table:table-cell>
              <table:table-cell office:value-type="float" office:value="4.22062">
                <text:p>4.22062</text:p>
              </table:table-cell>
              <table:table-cell office:value-type="float" office:value="3.24231">
                <text:p>3.24231</text:p>
              </table:table-cell>
            </table:table-row>
            <table:table-row>
              <table:table-cell office:value-type="string">
                <text:p>10</text:p>
                <draw:g>
                  <svg:desc>Hoja1.A15:Hoja1.A15</svg:desc>
                </draw:g>
              </table:table-cell>
              <table:table-cell office:value-type="float" office:value="49.492">
                <text:p>49.492</text:p>
                <draw:g>
                  <svg:desc>Hoja1.B15:Hoja1.F15</svg:desc>
                </draw:g>
              </table:table-cell>
              <table:table-cell office:value-type="float" office:value="38.9985">
                <text:p>38.9985</text:p>
              </table:table-cell>
              <table:table-cell office:value-type="float" office:value="25.6125">
                <text:p>25.6125</text:p>
              </table:table-cell>
              <table:table-cell office:value-type="float" office:value="13.7017">
                <text:p>13.7017</text:p>
              </table:table-cell>
              <table:table-cell office:value-type="float" office:value="10.5569">
                <text:p>10.5569</text:p>
              </table:table-cell>
            </table:table-row>
            <table:table-row>
              <table:table-cell office:value-type="string">
                <text:p>15</text:p>
                <draw:g>
                  <svg:desc>Hoja1.A16:Hoja1.A16</svg:desc>
                </draw:g>
              </table:table-cell>
              <table:table-cell office:value-type="float" office:value="62.8165">
                <text:p>62.8165</text:p>
                <draw:g>
                  <svg:desc>Hoja1.B16:Hoja1.F16</svg:desc>
                </draw:g>
              </table:table-cell>
              <table:table-cell office:value-type="float" office:value="53.6236">
                <text:p>53.6236</text:p>
              </table:table-cell>
              <table:table-cell office:value-type="float" office:value="41.5147">
                <text:p>41.5147</text:p>
              </table:table-cell>
              <table:table-cell office:value-type="float" office:value="25.3709">
                <text:p>25.3709</text:p>
              </table:table-cell>
              <table:table-cell office:value-type="float" office:value="20.3415">
                <text:p>20.3415</text:p>
              </table:table-cell>
            </table:table-row>
            <table:table-row>
              <table:table-cell office:value-type="string">
                <text:p>20</text:p>
                <draw:g>
                  <svg:desc>Hoja1.A17:Hoja1.A17</svg:desc>
                </draw:g>
              </table:table-cell>
              <table:table-cell office:value-type="float" office:value="70.502">
                <text:p>70.502</text:p>
                <draw:g>
                  <svg:desc>Hoja1.B17:Hoja1.F17</svg:desc>
                </draw:g>
              </table:table-cell>
              <table:table-cell office:value-type="float" office:value="62.0344">
                <text:p>62.0344</text:p>
              </table:table-cell>
              <table:table-cell office:value-type="float" office:value="49.4283">
                <text:p>49.4283</text:p>
              </table:table-cell>
              <table:table-cell office:value-type="float" office:value="33.7627">
                <text:p>33.7627</text:p>
              </table:table-cell>
              <table:table-cell office:value-type="float" office:value="26.5432">
                <text:p>26.54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